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normal" fo:font-family="Arial" style:font-family-asian="Arial" style:font-family-complex="Arial" fo:background-color="transparent" style:use-window-font-color="true"/>
    </style:style>
    <style:style style:name="T3" style:family="text">
      <style:text-properties fo:font-size="12.00pt" fo:font-weight="normal"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bottom="8.00pt"/>
    </style:style>
  </office:automatic-styles>
  <office:body>
    <office:text>
      <text:p text:style-name="P1"><text:span text:style-name="T1">Opdracht periode 11.<text:s text:c="3"/><text:line-break/><text:line-break/></text:span></text:p>
      <text:p text:style-name="P1"><text:span text:style-name="T2">Filmpert</text:span></text:p>
      <text:p text:style-name="P1"><text:span text:style-name="T3">Filmpert word een applicatie dat alle films van afgelopen jaar en komend jaar zal weergeven. De gebruiker zal kunnen inloggen in de applicatie als hij een account aanmaakt met dit account kan de gebruiker films die hij wilt bewaren als favoriete selecteren deze zullen dan op zijn account opgeslagen worden. De gebruiker kan dan op elk moment naar zijn favoriete lijst toegaan en daar staan dan alle films die de gebruiker heeft opgeslagen. Elke gebruiker ingelogd of niet kan de films zien van afgelopen jaar en komen jaar als de gebruiker een film selecteerd zal er informatie over de applicatie worden weergegeven. De informatie die zal worden weergegeven zijn onderanderen de titel van de film, poster van de film, een kleine beschrijving over de film, de cast van de film, een film kunnen beoordelen van 1 tot 5 (sterren), en de release datum van de film. De films en de account van de gebruikers die aangemaakt zullen worden zullen in een database worden bijgehouden daardoor zal de applicatie altijd verbinding moeten hebben met deze database om informatie te kunnen laten inladen in de app.</text:span><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5">Het groepje die deze opdracht gaat uitvoeren zal bestaan uit Michael van Zundert en Tommy de Hoon. </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